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Normal">
      <style:paragraph-properties fo:text-align="left" fo:text-indent="-0.37cm" fo:margin-top="0.423cm" fo:margin-left="1.27cm"/>
    </style:style>
    <style:style style:name="T3_1" style:family="text"/>
    <style:style style:name="P4" style:family="paragraph" style:parent-style-name="Normal">
      <style:paragraph-properties fo:text-align="left" fo:text-indent="-0.37cm" fo:margin-left="1.27cm"/>
    </style:style>
    <style:style style:name="T4_1" style:family="text"/>
    <style:style style:name="P5" style:family="paragraph" style:parent-style-name="Normal">
      <style:paragraph-properties fo:text-align="left" fo:text-indent="-0.37cm" fo:margin-bottom="0.423cm" fo:margin-left="1.27cm"/>
    </style:style>
    <style:style style:name="T5_1" style:family="text"/>
    <style:style style:name="P6" style:family="paragraph" style:parent-style-name="Normal"/>
    <style:style style:name="T6_1" style:family="text"/>
    <style:style style:name="T6_2" style:family="text"/>
    <style:style style:name="T6_3" style:family="text">
      <style:text-properties fo:color="#0000ee" fo:language="none" fo:language-asian="none" fo:language-complex="none" style:text-underline-style="solid" style:text-underline-color="font-color"/>
    </style:style>
    <style:style style:name="T6_4" style:family="text"/>
    <style:style style:name="P7" style:family="paragraph" style:parent-style-name="Heading_20_3">
      <style:paragraph-properties fo:margin-top="0.496cm" fo:margin-bottom="0.496cm"/>
    </style:style>
    <style:style style:name="T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8" style:family="paragraph" style:parent-style-name="Normal"/>
    <style:style style:name="T8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Shell-Camino<text:s/>Monster<text:s/>Truck<text:s/>Ride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join<text:s/>us<text:s/>and<text:s/>get<text:s/>a<text:s/>ride<text:s/>on<text:s/>a<text:s/>Monster<text:s/>truck!<text:s/>Times<text:s/>include:<text:s/></text:span></text:p>
      <text:list text:style-name="LS1" xml:id="list0">
        <text:list-item>
          <text:p text:style-name="P3"><text:span text:style-name="T3_1">Thursday<text:s/>2-7pm</text:span></text:p>
        </text:list-item>
        <text:list-item>
          <text:p text:style-name="P4"><text:span text:style-name="T4_1">Friday<text:s/>12-7pm</text:span></text:p>
        </text:list-item>
        <text:list-item>
          <text:p text:style-name="P5"><text:span text:style-name="T5_1">Saturday<text:s/>10am-7pm</text:span></text:p>
        </text:list-item>
      </text:list>
      <text:p text:style-name="P6"><text:span text:style-name="T6_1">$10<text:s/>per<text:s/>person<text:s/>No<text:s/>age<text:s/>or<text:s/>height<text:s/>restrictions<text:s/>View<text:s/>Facebook<text:s/>event:<text:s/></text:span><text:span text:style-name="T6_2"><text:a xlink:type="simple" xlink:href="https://www.facebook.com/events/266888924199175/"><text:span text:style-name="T6_3">https://www.facebook.com/events/266888924199175/</text:span></text:a></text:span><text:span text:style-name="T6_4"><text:s/></text:span></text:p>
      <text:h text:style-name="P7" text:outline-level="3"><text:span text:style-name="T7_1">Comments<text:s/></text:span></text:h>
      <text:p text:style-name="P8"><text:span text:style-name="T8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